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ircular" svg:font-family="Circular"/>
    <style:font-face style:name="Lohit Devanagari1" svg:font-family="'Lohit Devanagari'"/>
    <style:font-face style:name="Roboto" svg:font-family="Roboto, Helvetica, Arial, sans-serif"/>
    <style:font-face style:name="monospace" svg:font-family="monospace"/>
    <style:font-face style:name="var monospace-font-family" svg:font-family="'var monospac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03d6" officeooo:paragraph-rsid="001503d6"/>
    </style:style>
    <style:style style:name="P2" style:family="paragraph" style:parent-style-name="Preformatted_20_Text">
      <style:text-properties fo:font-size="12pt" officeooo:paragraph-rsid="001a5f5f" style:font-size-asian="12pt" style:font-size-complex="12pt"/>
    </style:style>
    <style:style style:name="P3" style:family="paragraph" style:parent-style-name="Preformatted_20_Text">
      <style:text-properties fo:font-size="12pt" officeooo:rsid="001503d6" officeooo:paragraph-rsid="001503d6" style:font-size-asian="12pt" style:font-size-complex="12pt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left="0in" fo:margin-right="0in" fo:margin-top="0.1252in" fo:margin-bottom="0in" loext:contextual-spacing="false" fo:orphans="2" fo:widows="2" fo:text-indent="0in" style:auto-text-indent="false"/>
      <style:text-properties fo:font-variant="normal" fo:text-transform="none" fo:color="#374151" style:font-name="Circular" fo:font-size="12pt" fo:letter-spacing="normal" fo:font-style="normal" fo:font-weight="normal" officeooo:paragraph-rsid="001503d6"/>
    </style:style>
    <style:style style:name="P6" style:family="paragraph" style:parent-style-name="Preformatted_20_Text">
      <style:paragraph-properties fo:margin-left="0in" fo:margin-right="0in" fo:margin-top="0.1252in" fo:margin-bottom="0in" loext:contextual-spacing="false" fo:orphans="2" fo:widows="2" fo:text-indent="0in" style:auto-text-indent="false"/>
      <style:text-properties fo:font-variant="normal" fo:text-transform="none" fo:color="#374151" style:font-name="Circular" fo:font-size="12pt" fo:letter-spacing="normal" fo:font-style="normal" fo:font-weight="normal" officeooo:rsid="001a5f5f" officeooo:paragraph-rsid="001f8f67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paragraph-properties fo:margin-left="0in" fo:margin-right="0in" fo:margin-top="0.1252in" fo:margin-bottom="0in" loext:contextual-spacing="false" fo:orphans="2" fo:widows="2" fo:text-indent="0in" style:auto-text-indent="false"/>
      <style:text-properties fo:font-variant="normal" fo:text-transform="none" fo:color="#374151" style:font-name="Circular" fo:font-size="9.75pt" fo:letter-spacing="normal" fo:font-style="normal" fo:font-weight="bold" officeooo:rsid="001503d6" officeooo:paragraph-rsid="001a5f5f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var monospace-font-family" fo:font-size="10.5pt" fo:letter-spacing="normal" fo:font-style="normal" fo:font-weight="normal" officeooo:paragraph-rsid="0019730f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666666" style:font-name="monospace" fo:font-size="14.25pt" fo:letter-spacing="normal" fo:font-style="normal" fo:font-weight="normal" officeooo:rsid="001a5f5f" officeooo:paragraph-rsid="001f4ea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style:font-name="Circular" fo:font-size="12pt" fo:letter-spacing="normal" fo:font-style="normal" fo:font-weight="normal" officeooo:paragraph-rsid="001503d6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style:font-name="Circular" fo:font-size="12pt" fo:letter-spacing="normal" fo:font-style="normal" fo:font-weight="normal" officeooo:paragraph-rsid="001a5f5f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ircular" fo:font-size="10.5pt" fo:letter-spacing="normal" fo:font-style="normal" fo:font-weight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ircular" fo:font-size="10.5pt" fo:letter-spacing="normal" fo:font-style="normal" fo:font-weight="bold" officeooo:rsid="001a5f5f" officeooo:paragraph-rsid="001a5f5f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666666" style:font-name="monospace" fo:font-size="14.25pt" fo:letter-spacing="normal" fo:font-style="normal" fo:font-weight="normal" officeooo:rsid="001a5f5f" officeooo:paragraph-rsid="001a5f5f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666666" style:font-name="monospace" fo:font-size="14.25pt" fo:letter-spacing="normal" fo:font-style="normal" fo:font-weight="normal" officeooo:rsid="001a5f5f" officeooo:paragraph-rsid="001f4eae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e9a06" style:font-name="monospace" fo:font-size="14.25pt" fo:letter-spacing="normal" fo:font-style="normal" fo:font-weight="bold" officeooo:rsid="001a5f5f" officeooo:paragraph-rsid="001f8f67" style:font-name-asian="Noto Sans Mono CJK SC" style:font-size-asian="10pt" style:font-name-complex="Liberation Mono" style:font-size-complex="10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503d6"/>
    </style:style>
    <style:style style:name="P18" style:family="paragraph" style:parent-style-name="Standard">
      <style:paragraph-properties fo:margin-left="0in" fo:margin-right="0in" fo:margin-top="0.1252in" fo:margin-bottom="0in" loext:contextual-spacing="false" fo:orphans="2" fo:widows="2" fo:text-indent="0in" style:auto-text-indent="false"/>
      <style:text-properties fo:font-variant="normal" fo:text-transform="none" fo:color="#374151" style:font-name="Circular" fo:font-size="12pt" fo:letter-spacing="normal" fo:font-style="normal" fo:font-weight="normal" officeooo:paragraph-rsid="001503d6"/>
    </style:style>
    <style:style style:name="P19" style:family="paragraph" style:parent-style-name="Standard">
      <style:paragraph-properties fo:margin-left="0in" fo:margin-right="0in" fo:margin-top="0.1252in" fo:margin-bottom="0in" loext:contextual-spacing="false" fo:orphans="2" fo:widows="2" fo:text-indent="0in" style:auto-text-indent="false"/>
      <style:text-properties officeooo:paragraph-rsid="00182717"/>
    </style:style>
    <style:style style:name="P20" style:family="paragraph" style:parent-style-name="Standard">
      <style:paragraph-properties fo:margin-left="0in" fo:margin-right="0in" fo:margin-top="0.1252in" fo:margin-bottom="0in" loext:contextual-spacing="false" fo:orphans="2" fo:widows="2" fo:text-indent="0in" style:auto-text-indent="false"/>
      <style:text-properties officeooo:paragraph-rsid="001a5f5f"/>
    </style:style>
    <style:style style:name="P21" style:family="paragraph" style:parent-style-name="Standard">
      <style:paragraph-properties fo:margin-left="0in" fo:margin-right="0in" fo:margin-top="0.1252in" fo:margin-bottom="0in" loext:contextual-spacing="false" fo:orphans="2" fo:widows="2" fo:text-indent="0in" style:auto-text-indent="false"/>
      <style:text-properties officeooo:paragraph-rsid="001f8f67"/>
    </style:style>
    <style:style style:name="T1" style:family="text">
      <style:text-properties fo:color="#4e9a06" fo:font-weight="bold"/>
    </style:style>
    <style:style style:name="T2" style:family="text">
      <style:text-properties fo:color="#4e9a06" fo:font-weight="bold" officeooo:rsid="001a5f5f"/>
    </style:style>
    <style:style style:name="T3" style:family="text">
      <style:text-properties fo:color="#4e9a06" fo:font-weight="bold" officeooo:rsid="001503d6"/>
    </style:style>
    <style:style style:name="T4" style:family="text">
      <style:text-properties fo:color="#4e9a06" style:font-name="Liberation Mono" fo:font-size="10pt" fo:font-weight="bold" officeooo:rsid="001a5f5f" style:font-name-asian="Noto Sans Mono CJK SC" style:font-size-asian="10pt" style:font-name-complex="Liberation Mono" style:font-size-complex="10pt"/>
    </style:style>
    <style:style style:name="T5" style:family="text">
      <style:text-properties fo:color="#4e9a06" style:font-name="Liberation Mono" fo:font-weight="bold" officeooo:rsid="001a5f5f" style:font-name-asian="Noto Sans Mono CJK SC" style:font-name-complex="Liberation Mono"/>
    </style:style>
    <style:style style:name="T6" style:family="text">
      <style:text-properties fo:color="#4e9a06" fo:font-size="9.75pt" fo:font-weight="bold"/>
    </style:style>
    <style:style style:name="T7" style:family="text">
      <style:text-properties fo:color="#4e9a06" fo:font-size="9.75pt" fo:font-weight="bold" style:font-name-asian="Noto Sans Mono CJK SC" style:font-size-asian="10pt" style:font-name-complex="Liberation Mono" style:font-size-complex="10pt"/>
    </style:style>
    <style:style style:name="T8" style:family="text">
      <style:text-properties fo:color="#3465a4" fo:font-weight="bold"/>
    </style:style>
    <style:style style:name="T9" style:family="text">
      <style:text-properties fo:font-size="9.75pt" fo:font-weight="bold"/>
    </style:style>
    <style:style style:name="T10" style:family="text">
      <style:text-properties fo:font-size="9.75pt" fo:font-weight="bold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374151" style:font-name="Circular" fo:font-size="12pt" fo:letter-spacing="normal" fo:font-style="normal" fo:font-weight="normal"/>
    </style:style>
    <style:style style:name="T12" style:family="text">
      <style:text-properties fo:font-variant="normal" fo:text-transform="none" fo:color="#374151" style:font-name="Circular" fo:font-size="12pt" fo:letter-spacing="normal" fo:font-style="normal" fo:font-weight="normal" officeooo:rsid="00182717"/>
    </style:style>
    <style:style style:name="T13" style:family="text">
      <style:text-properties fo:font-variant="normal" fo:text-transform="none" fo:color="#374151" style:font-name="Circular" fo:font-size="12pt" fo:letter-spacing="normal" fo:font-style="normal" fo:font-weight="normal" officeooo:rsid="001f8f67"/>
    </style:style>
    <style:style style:name="T14" style:family="text">
      <style:text-properties officeooo:rsid="00182717"/>
    </style:style>
    <style:style style:name="T15" style:family="text">
      <style:text-properties style:font-name="Circular" fo:font-weight="bold"/>
    </style:style>
    <style:style style:name="T16" style:family="text">
      <style:text-properties officeooo:rsid="001a5f5f"/>
    </style:style>
    <style:style style:name="T17" style:family="text">
      <style:text-properties fo:color="#374151" style:font-name="Circular" fo:font-size="9.75pt" fo:font-weight="bold"/>
    </style:style>
    <style:style style:name="T18" style:family="text">
      <style:text-properties officeooo:rsid="001f8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/></text:p>
      <text:p text:style-name="P2"><text:span text:style-name="T5">ICP </text:span><text:span text:style-name="T3">wallet :</text:span></text:p>
      <text:p text:style-name="P1"><text:span text:style-name="T1"/></text:p>
      <text:p text:style-name="P11">Principal ID</text:p>
      <text:p text:style-name="P11"><text:span text:style-name="T9">7e6nf-tec4v-tkf55-qhfue-d7b5j-xseyd-4sy4w-7vfmf-aamou-rkvuj-iqe</text:span></text:p>
      <text:p text:style-name="P20"><text:span text:style-name="T12">Account</text:span><text:span text:style-name="T11"> ID</text:span></text:p>
      <text:p text:style-name="P7">a7877d606f7197481d80796dd5162f5f164c7ba8bac179853e5e9f40be1211dd</text:p>
      <text:p text:style-name="P1"><text:span text:style-name="T1"/></text:p>
      <text:p text:style-name="P1"><text:span text:style-name="T1"/></text:p>
      <text:p text:style-name="P3"><text:span text:style-name="T1">Cycles wallet :</text:span></text:p>
      <text:p text:style-name="P1"><text:span text:style-name="T1"/></text:p>
      <text:p text:style-name="P17"><text:span text:style-name="T11">Principal ID</text:span></text:p>
      <text:p text:style-name="P10"><text:span text:style-name="T9">vfxah-n4cfg-f6hkd-adv3v-ei5q3-v5s4x-n7rrf-zun6y-l6ams-klpdm-kae</text:span></text:p>
      <text:p text:style-name="P18">Wallet ID</text:p>
      <text:p text:style-name="P18"><text:span text:style-name="T9">z2sme-eyaaa-aaaai-abvha-cai</text:span></text:p>
      <text:p text:style-name="P19"><text:span text:style-name="T12">Account</text:span><text:span text:style-name="T11"> ID</text:span></text:p>
      <text:p text:style-name="P5"><text:span text:style-name="T10">51f6e2fe1c2e761</text:span><text:span text:style-name="T9">9ca70927f70bea5c5066970509d4eaff3d84a9cbf9294db44</text:span></text:p>
      <text:p text:style-name="P18"><text:span text:style-name="T9"/></text:p>
      <text:p text:style-name="Standard"/>
      <text:p text:style-name="Standard"/>
      <text:p text:style-name="P12">dfx identity --network ic set-wallet --force z2sme-eyaaa-aaaai-abvha-cai</text:p>
      <text:p text:style-name="P12"/>
      <text:p text:style-name="P12"/>
      <text:p text:style-name="P8">https://<text:span text:style-name="T15">z2sme-eyaaa-aaaai-abvha-cai</text:span>.raw.ic0.app</text:p>
      <text:p text:style-name="P12"/>
      <text:p text:style-name="P13">Register Principal authentication to canister</text:p>
      <text:p text:style-name="P14">dfx canister --network ic call "z2sme-eyaaa-aaaai-abvha-cai" authorize '(principal "k2kyo-i77t7-nkdkq-7md33-os3ap-gxabr-f5clf-3ekd6-he2i5-oaxmn-zae")'</text:p>
      <text:p text:style-name="P14"/>
      <text:p text:style-name="P14"/>
      <text:p text:style-name="P9"><text:span text:style-name="T1">motoko@motoko-VirtualBox</text:span>:<text:span text:style-name="T8">~/ic-projects/hello</text:span>$ dfx deploy --network ic</text:p>
      <text:p text:style-name="Preformatted_20_Text">Deploying all canisters.</text:p>
      <text:p text:style-name="Preformatted_20_Text">Creating canisters...</text:p>
      <text:p text:style-name="Preformatted_20_Text">Creating canister "hello"...</text:p>
      <text:p text:style-name="Preformatted_20_Text">"hello" canister created on network "ic" with canister id: "34k6j-niaaa-aaaai-abvka-cai"</text:p>
      <text:p text:style-name="Preformatted_20_Text">Creating canister "hello_assets"...</text:p>
      <text:p text:style-name="Preformatted_20_Text">"hello_assets" canister created on network "ic" with canister id: "33ly5-aqaaa-aaaai-abvkq-cai"</text:p>
      <text:p text:style-name="Preformatted_20_Text">Building canisters...</text:p>
      <text:p text:style-name="Preformatted_20_Text">Building frontend...</text:p>
      <text:p text:style-name="Preformatted_20_Text">Installing canisters...</text:p>
      <text:p text:style-name="Preformatted_20_Text">Installing code for canister hello, with canister_id 34k6j-niaaa-aaaai-abvka-cai</text:p>
      <text:p text:style-name="P4">Error: The replica returned an HTTP Error: Http Error: status 403 Forbidden, content type "application/cbor", content: Requested canister rejected the message</text:p>
      <text:p text:style-name="P15"/>
      <text:p text:style-name="P15"/>
      <text:p text:style-name="P16"><text:soft-page-break/>Canisters</text:p>
      <text:p text:style-name="P16"/>
      <text:p text:style-name="P21"><text:span text:style-name="T13">hello</text:span></text:p>
      <text:p text:style-name="P6"><text:span text:style-name="T9">34k6j-niaaa-aaaai-abvka-cai</text:span></text:p>
      <text:p text:style-name="P6"><text:span text:style-name="T9"/></text:p>
      <text:p text:style-name="P21"><text:span text:style-name="T13">hello_assets</text:span></text:p>
      <text:p text:style-name="P6"><text:span text:style-name="T9">33ly5-aqaaa-aaaai-abvkq-cai</text:span></text:p>
      <text:p text:style-name="P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ircular" svg:font-family="Circular"/>
    <style:font-face style:name="Lohit Devanagari1" svg:font-family="'Lohit Devanagari'"/>
    <style:font-face style:name="Roboto" svg:font-family="Roboto, Helvetica, Arial, sans-serif"/>
    <style:font-face style:name="monospace" svg:font-family="monospace"/>
    <style:font-face style:name="var monospace-font-family" svg:font-family="'var monospac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8:17:10.375519275</meta:creation-date>
    <dc:date>2022-03-04T20:11:50.559698938</dc:date>
    <meta:editing-duration>PT33M4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23" meta:character-count="1417" meta:non-whitespace-character-count="1331"/>
  </office:meta>
</office:document-meta>
</file>